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1">
      <style:table-cell-properties fo:border="none"/>
      <style:text-properties style:font-name="Liberation Sans1"/>
    </style:style>
    <style:style style:name="ce2" style:family="table-cell" style:parent-style-name="Default" style:data-style-name="N84">
      <style:table-cell-properties fo:border="none"/>
      <style:text-properties style:font-name="Liberation Sans1"/>
    </style:style>
    <style:style style:name="ce3" style:family="table-cell" style:parent-style-name="Default1">
      <style:table-cell-properties fo:border="none"/>
      <style:text-properties style:font-name="Liberation Sans1" fo:font-size="8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7" table:default-cell-style-name="ce9"/>
        <table:table-column table:style-name="co9" table:default-cell-style-name="ce9"/>
        <table:table-column table:style-name="co2" table:default-cell-style-name="ce9"/>
        <table:table-column table:style-name="co7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9"/>
        <table:table-column table:style-name="co3" table:default-cell-style-name="ce9"/>
        <table:table-column table:style-name="co4" table:default-cell-style-name="ce9"/>
        <table:table-column table:style-name="co10" table:default-cell-style-name="Default"/>
        <table:table-row table:style-name="ro1">
          <table:table-cell table:style-name="ce9" office:value-type="string" calcext:value-type="string">
            <text:p>Fecha</text:p>
          </table:table-cell>
          <table:table-cell table:style-name="ce3" office:value-type="string" calcext:value-type="string">
            <text:p>AGU</text:p>
          </table:table-cell>
          <table:table-cell table:style-name="ce3" office:value-type="string" calcext:value-type="string">
            <text:p>BCN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CHP</text:p>
          </table:table-cell>
          <table:table-cell table:style-name="ce3" office:value-type="string" calcext:value-type="string">
            <text:p>CHH</text:p>
          </table:table-cell>
          <table:table-cell table:style-name="ce3" office:value-type="string" calcext:value-type="string">
            <text:p>CMX</text:p>
          </table:table-cell>
          <table:table-cell table:style-name="ce3" office:value-type="string" calcext:value-type="string">
            <text:p>COA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HID</text:p>
          </table:table-cell>
          <table:table-cell table:style-name="ce3" office:value-type="string" calcext:value-type="string">
            <text:p>JAL</text:p>
          </table:table-cell>
          <table:table-cell table:style-name="ce3" office:value-type="string" calcext:value-type="string">
            <text:p>MIC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AY</text:p>
          </table:table-cell>
          <table:table-cell table:style-name="ce3" office:value-type="string" calcext:value-type="string">
            <text:p>NLE</text:p>
          </table:table-cell>
          <table:table-cell table:style-name="ce3" office:value-type="string" calcext:value-type="string">
            <text:p>OAX</text:p>
          </table:table-cell>
          <table:table-cell table:style-name="ce3" office:value-type="string" calcext:value-type="string">
            <text:p>PUE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ON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TAM</text:p>
          </table:table-cell>
          <table:table-cell table:style-name="ce3" office:value-type="string" calcext:value-type="string">
            <text:p>TLA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string" calcext:value-type="string">
            <text:p>YUC</text:p>
          </table:table-cell>
          <table:table-cell table:style-name="ce3" office:value-type="string" calcext:value-type="string">
            <text:p>ZAC</text:p>
          </table:table-cell>
          <table:table-cell office:value-type="string" calcext:value-type="string">
            <text:p>Total</text:p>
          </table:table-cell>
        </table:table-row>
        <table:table-row table:style-name="ro1" table:visibility="collapse">
          <table:table-cell office:value-type="date" office:date-value="2020-01-23" calcext:value-type="date">
            <text:p>2020-01-2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4" calcext:value-type="date">
            <text:p>2020-01-2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5" calcext:value-type="date">
            <text:p>2020-01-2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6" calcext:value-type="date">
            <text:p>2020-01-2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7" calcext:value-type="date">
            <text:p>2020-01-2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8" calcext:value-type="date">
            <text:p>2020-01-2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9" calcext:value-type="date">
            <text:p>2020-01-2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0" calcext:value-type="date">
            <text:p>2020-01-3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1" calcext:value-type="date">
            <text:p>2020-01-3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1" calcext:value-type="date">
            <text:p>2020-02-0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2" calcext:value-type="date">
            <text:p>2020-02-0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3" calcext:value-type="date">
            <text:p>2020-02-0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4" calcext:value-type="date">
            <text:p>2020-02-0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5" calcext:value-type="date">
            <text:p>2020-02-0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6" calcext:value-type="date">
            <text:p>2020-02-0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7" calcext:value-type="date">
            <text:p>2020-02-0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8" calcext:value-type="date">
            <text:p>2020-02-0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9" calcext:value-type="date">
            <text:p>2020-02-0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0" calcext:value-type="date">
            <text:p>2020-02-1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1" calcext:value-type="date">
            <text:p>2020-02-1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2" calcext:value-type="date">
            <text:p>2020-02-1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3" calcext:value-type="date">
            <text:p>2020-02-1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4" calcext:value-type="date">
            <text:p>2020-02-1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5" calcext:value-type="date">
            <text:p>2020-02-1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6" calcext:value-type="date">
            <text:p>2020-02-1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7" calcext:value-type="date">
            <text:p>2020-02-1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8" calcext:value-type="date">
            <text:p>2020-02-1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9" calcext:value-type="date">
            <text:p>2020-02-1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0" calcext:value-type="date">
            <text:p>2020-02-2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1" calcext:value-type="date">
            <text:p>2020-02-2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2" calcext:value-type="date">
            <text:p>2020-02-2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3" calcext:value-type="date">
            <text:p>2020-02-2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4" calcext:value-type="date">
            <text:p>2020-02-2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5" calcext:value-type="date">
            <text:p>2020-02-2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6" calcext:value-type="date">
            <text:p>2020-02-2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7" calcext:value-type="date">
            <text:p>2020-02-2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4"/>
        </table:table-row>
        <table:table-row table:style-name="ro2" table:number-rows-repeated="28">
          <table:table-cell table:number-columns-repeated="34"/>
        </table:table-row>
        <table:table-row table:style-name="ro2">
          <table:table-cell table:style-name="Default" table:number-columns-repeated="33"/>
          <table:table-cell/>
        </table:table-row>
        <table:table-row table:style-name="ro2" table:number-rows-repeated="11">
          <table:table-cell table:style-name="ce9"/>
          <table:table-cell table:number-columns-repeated="33"/>
        </table:table-row>
        <table:table-row table:style-name="ro2">
          <table:table-cell table:style-name="ce9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99cm" fo:margin-bottom="2cm" fo:margin-left="0.499cm" fo:margin-right="2cm" fo:border="none" fo:padding="0cm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2:08:00.35312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29</meta:editing-cycles>
    <dc:date>2020-03-16T22:12:32.347453361</dc:date>
    <meta:creation-date>2020-03-16T20:24:53</meta:creation-date>
    <meta:editing-duration>PT26M13S</meta:editing-duration>
    <meta:document-statistic meta:table-count="1" meta:cell-count="1836" meta:object-count="0"/>
  </office:meta>
</office:document-meta>
</file>